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style:font-name-asian="FreeMono" style:font-name-complex="FreeMono"/>
    </style:style>
    <style:style style:name="P2" style:family="paragraph" style:parent-style-name="Standard" style:list-style-name="L1"/>
    <style:style style:name="P3" style:family="paragraph" style:parent-style-name="Heading_20_2">
      <style:text-properties style:font-name="Times" fo:font-size="12pt" style:font-size-asian="12pt" style:font-size-complex="12pt"/>
    </style:style>
    <style:style style:name="P4" style:family="paragraph" style:parent-style-name="Heading_20_1">
      <style:text-properties style:font-name="Times" fo:font-size="12pt" fo:language="en" fo:country="GB" style:font-name-asian="HG Mincho Light J" style:font-size-asian="12pt" style:font-name-complex="Tahoma" style:font-size-complex="12pt"/>
    </style:style>
    <text:list-style style:name="L1">
      <text:list-level-style-number text:level="1" text:style-name="Numbering_20_Symbols" style:num-suffix="." style:num-format="1">
        <style:list-level-properties text:min-label-width="0.499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ngredients</text:h>
      <text:p text:style-name="P1">250g red lentils</text:p>
      <text:p text:style-name="P1">1½ tablespoons ghee or oil</text:p>
      <text:p text:style-name="P1">1 large onion, finely sliced</text:p>
      <text:p text:style-name="P1">2 cloves garlic, finely chopped</text:p>
      <text:p text:style-name="P1">1 teaspoon finely grated ginger</text:p>
      <text:p text:style-name="P1">½ teaspoon ground turmeric</text:p>
      <text:p text:style-name="P1">3 cups hot water</text:p>
      <text:p text:style-name="P1">½ teaspoon salt</text:p>
      <text:p text:style-name="Standard">½ teaspoon garam masala</text:p>
      <text:h text:style-name="P3" text:outline-level="2">Method</text:h>
      <text:list xml:id="list1461914891" text:style-name="L1">
        <text:list-item>
          <text:p text:style-name="P2">Wash lentils thoroughly, removing those that float on the surface. Drain well.</text:p>
        </text:list-item>
        <text:list-item>
          <text:p text:style-name="P2">Heat ghee and fry onion, garlic and ginger until onion is golden brown.</text:p>
        </text:list-item>
        <text:list-item>
          <text:p text:style-name="P2">Add turmeric and stir well.</text:p>
        </text:list-item>
        <text:list-item>
          <text:p text:style-name="P2">Add drained lentils and fry for a minute.</text:p>
        </text:list-item>
        <text:list-item>
          <text:p text:style-name="P2">Add hot water, bring to boil, reduce heat and simmer.</text:p>
        </text:list-item>
        <text:list-item>
          <text:p text:style-name="P2">Cook for 15 ~ 20 minutes.</text:p>
        </text:list-item>
        <text:list-item>
          <text:p text:style-name="P2">Add salt and garam masala, mix well.</text:p>
        </text:list-item>
        <text:list-item>
          <text:p text:style-name="P2">Cook for 15 ~ 20 minutes or until lentils are soft and have consistency of porridge.</text:p>
        </text:list-item>
        <text:list-item>
          <text:p text:style-name="P2">Lift lid if too much liquid pres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Dhal – Lentil Purée</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creation-date>2011-06-18T13:59:54</meta:creation-date>
    <dc:language>en-AU</dc:language>
    <meta:editing-cycles>6</meta:editing-cycles>
    <meta:editing-duration>PT19M54S</meta:editing-duration>
    <meta:initial-creator>Frank Jung</meta:initial-creator>
    <dc:date>2011-06-19T13:17:22</dc:date>
    <dc:creator>Frank Jung</dc:creator>
    <meta:printed-by>Frank Jung</meta:printed-by>
    <meta:print-date>2011-06-18T14:13:12</meta:print-date>
    <meta:document-statistic meta:table-count="0" meta:image-count="0" meta:object-count="0" meta:page-count="1" meta:paragraph-count="21" meta:word-count="138" meta:character-count="717"/>
    <meta:user-defined meta:name="Info 1"/>
    <meta:user-defined meta:name="Info 2"/>
    <meta:user-defined meta:name="Info 3"/>
    <meta:user-defined meta:name="Info 4"/>
  </office:meta>
</office:document-meta>
</file>